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weight="bold" style:font-weight-asian="bold" style:font-weight-complex="bold" fo:color="#FF0000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3" style:parent-style-name="Policepardéfaut" style:family="text">
      <style:text-properties fo:font-weight="bold" style:font-weight-asian="bold" style:font-weight-complex="bold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align="justify"/>
    </style:style>
    <style:style style:name="T5" style:parent-style-name="Policepardéfaut" style:family="text">
      <style:text-properties fo:font-size="16pt" style:font-size-asian="16pt" style:font-size-complex="16pt" fo:language="en" fo:country="US"/>
    </style:style>
    <style:style style:name="T6" style:parent-style-name="Policepardéfaut" style:family="text">
      <style:text-properties fo:font-size="16pt" style:font-size-asian="16pt" style:font-size-complex="16pt" fo:language="en" fo:country="US"/>
    </style:style>
    <style:style style:name="T7" style:parent-style-name="Policepardéfau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8" style:parent-style-name="Policepardéfau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9" style:parent-style-name="Policepardéfaut" style:family="text">
      <style:text-properties fo:font-size="16pt" style:font-size-asian="16pt" style:font-size-complex="16pt" fo:language="en" fo:country="US"/>
    </style:style>
    <style:style style:name="T10" style:parent-style-name="Policepardéfaut" style:family="text">
      <style:text-properties fo:font-size="16pt" style:font-size-asian="16pt" style:font-size-complex="16pt" fo:language="en" fo:country="US"/>
    </style:style>
    <style:style style:name="T11" style:parent-style-name="Policepardéfaut" style:family="text">
      <style:text-properties fo:font-size="16pt" style:font-size-asian="16pt" style:font-size-complex="16pt" fo:language="en" fo:country="US"/>
    </style:style>
    <style:style style:name="T12" style:parent-style-name="Policepardéfaut" style:family="text">
      <style:text-properties fo:font-size="16pt" style:font-size-asian="16pt" style:font-size-complex="16pt" fo:language="en" fo:country="US"/>
    </style:style>
    <style:style style:name="T13" style:parent-style-name="Policepardéfau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4" style:parent-style-name="Policepardéfaut" style:family="text">
      <style:text-properties fo:font-size="16pt" style:font-size-asian="16pt" style:font-size-complex="16pt" fo:language="en" fo:country="US"/>
    </style:style>
    <style:style style:name="T15" style:parent-style-name="Policepardéfaut" style:family="text">
      <style:text-properties fo:font-size="16pt" style:font-size-asian="16pt" style:font-size-complex="16pt" fo:language="en" fo:country="US"/>
    </style:style>
    <style:style style:name="T16" style:parent-style-name="Policepardéfaut" style:family="text">
      <style:text-properties fo:font-size="16pt" style:font-size-asian="16pt" style:font-size-complex="16pt" fo:language="en" fo:country="US"/>
    </style:style>
    <style:style style:name="T17" style:parent-style-name="Policepardéfaut" style:family="text">
      <style:text-properties fo:font-size="16pt" style:font-size-asian="16pt" style:font-size-complex="16pt" fo:language="en" fo:country="US"/>
    </style:style>
    <style:style style:name="T18" style:parent-style-name="Policepardéfau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9" style:parent-style-name="Policepardéfaut" style:family="text">
      <style:text-properties fo:font-size="16pt" style:font-size-asian="16pt" style:font-size-complex="16pt" fo:language="en" fo:country="US"/>
    </style:style>
    <style:style style:name="T20" style:parent-style-name="Policepardéfaut" style:family="text">
      <style:text-properties fo:font-size="16pt" style:font-size-asian="16pt" style:font-size-complex="16pt" fo:language="en" fo:country="US"/>
    </style:style>
    <style:style style:name="T21" style:parent-style-name="Policepardéfaut" style:family="text">
      <style:text-properties fo:font-size="16pt" style:font-size-asian="16pt" style:font-size-complex="16pt" fo:language="en" fo:country="US"/>
    </style:style>
    <style:style style:name="T22" style:parent-style-name="Policepardéfaut" style:family="text">
      <style:text-properties fo:font-size="16pt" style:font-size-asian="16pt" style:font-size-complex="16pt" fo:language="en" fo:country="US"/>
    </style:style>
    <style:style style:name="T23" style:parent-style-name="Policepardéfaut" style:family="text">
      <style:text-properties fo:font-size="16pt" style:font-size-asian="16pt" style:font-size-complex="16pt" fo:language="en" fo:country="US"/>
    </style:style>
    <style:style style:name="T24" style:parent-style-name="Policepardéfaut" style:family="text">
      <style:text-properties fo:font-size="16pt" style:font-size-asian="16pt" style:font-size-complex="16pt" fo:language="en" fo:country="US"/>
    </style:style>
    <style:style style:name="T25" style:parent-style-name="Policepardéfaut" style:family="text">
      <style:text-properties fo:font-size="16pt" style:font-size-asian="16pt" style:font-size-complex="16pt" fo:language="en" fo:country="US"/>
    </style:style>
    <style:style style:name="T26" style:parent-style-name="Policepardéfaut" style:family="text">
      <style:text-properties fo:font-size="16pt" style:font-size-asian="16pt" style:font-size-complex="16pt" fo:language="en" fo:country="US"/>
    </style:style>
    <style:style style:name="P27" style:parent-style-name="Normal" style:family="paragraph">
      <style:paragraph-properties fo:text-align="justify"/>
      <style:text-properties fo:font-size="16pt" style:font-size-asian="16pt" style:font-size-complex="16pt" fo:language="en" fo:country="US"/>
    </style:style>
    <style:style style:name="P28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ableColumn30" style:family="table-column">
      <style:table-column-properties style:column-width="2.0972in"/>
    </style:style>
    <style:style style:name="TableColumn31" style:family="table-column">
      <style:table-column-properties style:column-width="2.0979in"/>
    </style:style>
    <style:style style:name="Table29" style:family="table">
      <style:table-properties style:width="4.1951in" fo:margin-left="0in" table:align="left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40" style:parent-style-name="Policepardéfaut" style:family="text">
      <style:text-properties fo:language="en" fo:country="US"/>
    </style:style>
    <style:style style:name="T41" style:parent-style-name="Policepardéfaut" style:family="text">
      <style:text-properties fo:language="en" fo:country="US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language="en" fo:country="US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language="en" fo:country="US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language="en" fo:country="US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fo:language="en" fo:country="US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language="en" fo:country="US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language="en" fo:country="US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language="en" fo:country="US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fo:language="en" fo:country="US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language="en" fo:country="US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fo:language="en" fo:country="US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language="en" fo:country="US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fo:language="en" fo:country="US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language="en" fo:country="US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fo:language="en" fo:country="US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fo:language="en" fo:country="US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fo:language="en" fo:country="US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language="en" fo:country="US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fo:language="en" fo:country="US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fo:language="en" fo:country="US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fo:language="en" fo:country="US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fo:language="en" fo:country="US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fo:language="en" fo:country="US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fo:language="en" fo:country="US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fo:language="en" fo:country="US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fo:language="en" fo:country="US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fo:language="en" fo:country="US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fo:language="en" fo:country="US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fo:language="en" fo:country="US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fo:language="en" fo:country="US"/>
    </style:style>
    <style:style style:name="P114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115" style:parent-style-name="Normal" style:family="paragraph">
      <style:paragraph-properties fo:break-before="page"/>
      <style:text-properties fo:font-size="16pt" style:font-size-asian="16pt" style:font-size-complex="16pt" fo:language="en" fo:country="US" fo:hyphenate="true"/>
    </style:style>
    <style:style style:name="P116" style:parent-style-name="Normal" style:family="paragraph">
      <style:paragraph-properties fo:text-align="justify"/>
      <style:text-properties fo:font-size="16pt" style:font-size-asian="16pt" style:font-size-complex="16pt" fo:language="en" fo:country="US"/>
    </style:style>
    <style:style style:name="P117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ableColumn119" style:family="table-column">
      <style:table-column-properties style:column-width="2.0972in"/>
    </style:style>
    <style:style style:name="TableColumn120" style:family="table-column">
      <style:table-column-properties style:column-width="2.0979in"/>
    </style:style>
    <style:style style:name="Table118" style:family="table">
      <style:table-properties style:width="4.1951in" fo:margin-left="0in" table:align="left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fo:language="en" fo:country="US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fo:language="en" fo:country="US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fo:language="en" fo:country="US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fo:language="en" fo:country="US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fo:language="en" fo:country="US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fo:language="en" fo:country="US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  <style:text-properties fo:language="en" fo:country="US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  <style:text-properties fo:language="en" fo:country="US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fo:language="en" fo:country="US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fo:language="en" fo:country="US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  <style:text-properties fo:language="en" fo:country="US"/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  <style:text-properties fo:language="en" fo:country="US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  <style:text-properties fo:language="en" fo:country="US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  <style:text-properties fo:language="en" fo:country="US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  <style:text-properties fo:language="en" fo:country="US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  <style:text-properties fo:language="en" fo:country="US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  <style:text-properties fo:language="en" fo:country="US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fo:language="en" fo:country="US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  <style:text-properties fo:language="en" fo:country="US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fo:language="en" fo:country="US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fo:language="en" fo:country="US"/>
    </style:style>
    <style:style style:name="TableRow231" style:family="table-row">
      <style:table-row-properties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  <style:text-properties fo:language="en" fo:country="US"/>
    </style:style>
    <style:style style:name="P236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237" style:parent-style-name="Normal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 fo:hyphenate="true"/>
    </style:style>
    <style:style style:name="P238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239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ableColumn241" style:family="table-column">
      <style:table-column-properties style:column-width="3.5402in"/>
    </style:style>
    <style:style style:name="TableColumn242" style:family="table-column">
      <style:table-column-properties style:column-width="2.8548in"/>
    </style:style>
    <style:style style:name="Table240" style:family="table">
      <style:table-properties style:width="6.3951in" fo:margin-left="0in" table:align="left"/>
    </style:style>
    <style:style style:name="TableRow243" style:family="table-row">
      <style:table-row-properties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TableRow248" style:family="table-row">
      <style:table-row-properties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  <style:text-properties fo:language="en" fo:country="US"/>
    </style:style>
    <style:style style:name="TableRow253" style:family="table-row">
      <style:table-row-properties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  <style:text-properties fo:language="en" fo:country="US"/>
    </style:style>
    <style:style style:name="TableRow258" style:family="table-row">
      <style:table-row-properties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  <style:text-properties fo:language="en" fo:country="US"/>
    </style:style>
    <style:style style:name="TableRow263" style:family="table-row">
      <style:table-row-properties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  <style:text-properties fo:language="en" fo:country="US"/>
    </style:style>
    <style:style style:name="TableRow268" style:family="table-row">
      <style:table-row-properties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  <style:text-properties fo:language="en" fo:country="US"/>
    </style:style>
    <style:style style:name="TableRow273" style:family="table-row">
      <style:table-row-properties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  <style:text-properties fo:language="en" fo:country="US"/>
    </style:style>
    <style:style style:name="TableRow278" style:family="table-row">
      <style:table-row-properties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  <style:text-properties fo:language="en" fo:country="US"/>
    </style:style>
    <style:style style:name="P283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284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ableColumn286" style:family="table-column">
      <style:table-column-properties style:column-width="3.1465in"/>
    </style:style>
    <style:style style:name="TableColumn287" style:family="table-column">
      <style:table-column-properties style:column-width="3.1465in"/>
    </style:style>
    <style:style style:name="Table285" style:family="table">
      <style:table-properties style:width="6.293in" fo:margin-left="0in" table:align="left"/>
    </style:style>
    <style:style style:name="TableRow288" style:family="table-row">
      <style:table-row-properties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bottom="0in" fo:line-height="100%"/>
    </style:style>
    <style:style style:name="T291" style:parent-style-name="Policepardéfaut" style:family="text">
      <style:text-properties fo:font-size="16pt" style:font-size-asian="16pt" style:font-size-complex="16pt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</style:style>
    <style:style style:name="T294" style:parent-style-name="Policepardéfaut" style:family="text">
      <style:text-properties fo:font-size="16pt" style:font-size-asian="16pt" style:font-size-complex="16pt"/>
    </style:style>
    <style:style style:name="TableRow295" style:family="table-row">
      <style:table-row-properties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00%"/>
    </style:style>
    <style:style style:name="T298" style:parent-style-name="Policepardéfaut" style:family="text">
      <style:text-properties fo:language="en" fo:country="US"/>
    </style:style>
    <style:style style:name="T299" style:parent-style-name="Policepardéfaut" style:family="text">
      <style:text-properties fo:language="en" fo:country="US"/>
    </style:style>
    <style:style style:name="T300" style:parent-style-name="Policepardéfaut" style:family="text">
      <style:text-properties fo:language="en" fo:country="US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TableRow303" style:family="table-row">
      <style:table-row-properties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  <style:text-properties fo:language="en" fo:country="US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  <style:text-properties fo:language="en" fo:country="US"/>
    </style:style>
    <style:style style:name="TableRow308" style:family="table-row">
      <style:table-row-properties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 fo:line-height="100%"/>
      <style:text-properties fo:language="en" fo:country="US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 fo:line-height="100%"/>
      <style:text-properties fo:language="en" fo:country="US"/>
    </style:style>
    <style:style style:name="TableRow313" style:family="table-row">
      <style:table-row-properties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  <style:text-properties fo:language="en" fo:country="US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  <style:text-properties fo:language="en" fo:country="US"/>
    </style:style>
    <style:style style:name="TableRow318" style:family="table-row">
      <style:table-row-properties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  <style:text-properties fo:language="en" fo:country="US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 fo:line-height="100%"/>
      <style:text-properties fo:language="en" fo:country="US"/>
    </style:style>
    <style:style style:name="TableRow323" style:family="table-row">
      <style:table-row-properties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  <style:text-properties fo:language="en" fo:country="US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  <style:text-properties fo:language="en" fo:country="US"/>
    </style:style>
    <style:style style:name="TableRow328" style:family="table-row">
      <style:table-row-properties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bottom="0in" fo:line-height="100%"/>
      <style:text-properties fo:language="en" fo:country="US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in" fo:line-height="100%"/>
      <style:text-properties fo:language="en" fo:country="US"/>
    </style:style>
    <style:style style:name="TableRow333" style:family="table-row">
      <style:table-row-properties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  <style:text-properties fo:language="en" fo:country="US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 fo:line-height="100%"/>
      <style:text-properties fo:language="en" fo:country="US"/>
    </style:style>
    <style:style style:name="TableRow338" style:family="table-row">
      <style:table-row-properties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margin-bottom="0in" fo:line-height="100%"/>
      <style:text-properties fo:language="en" fo:country="US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margin-bottom="0in" fo:line-height="100%"/>
      <style:text-properties fo:language="en" fo:country="US"/>
    </style:style>
    <style:style style:name="P343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</office:automatic-styles>
  <office:body>
    <office:text text:use-soft-page-breaks="true">
      <text:p text:style-name="P1"><text:span text:style-name="T2">Requirements</text:span><text:span text:style-name="T3"><text:s/>analysis</text:span></text:p>
      <text:p text:style-name="P4"><text:span text:style-name="T5">This web app is design to</text:span><text:span text:style-name="T6"><text:s/>be a<text:s/></text:span><text:span text:style-name="T7">member</text:span><text:span text:style-name="T8"><text:s/>area</text:span><text:span text:style-name="T9"><text:s/>where these member</text:span><text:span text:style-name="T10">s</text:span><text:span text:style-name="T11"><text:s/>can create lists of tasks and<text:s/></text:span><text:span text:style-name="T12">discuss into the<text:s/></text:span><text:span text:style-name="T13">forums</text:span><text:span text:style-name="T14"><text:s/>of the<text:s/></text:span><text:span text:style-name="T15">tasks<text:s/></text:span><text:span text:style-name="T16">created. They can<text:s/></text:span><text:span text:style-name="T17">create some<text:s/></text:span><text:span text:style-name="T18">private message<text:s/></text:span><text:span text:style-name="T19">to talk in<text:s/></text:span><text:span text:style-name="T20">private with an individual.</text:span><text:span text:style-name="T21"><text:s/></text:span><text:span text:style-name="T22"><text:s/>An API may be used<text:s/></text:span><text:span text:style-name="T23">later</text:span><text:span text:style-name="T24"><text:s/>for<text:s/></text:span><text:span text:style-name="T25">getting more<text:s/></text:span><text:span text:style-name="T26">information’s or a mobile app (?)</text:span></text:p>
      <text:p text:style-name="P27"/>
      <text:p text:style-name="P28">Questions of<text:s/>a<text:s/>any<text:s/>user<text:s/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Requirements</text:p>
          </table:table-cell>
          <table:table-cell table:style-name="TableCell35">
            <text:p text:style-name="P36">Description</text:p>
          </table:table-cell>
        </table:table-row>
        <table:table-row table:style-name="TableRow37">
          <table:table-cell table:style-name="TableCell38">
            <text:p text:style-name="P39"><text:span text:style-name="T40">A user can<text:s/></text:span><text:span text:style-name="T41">see e</text:span>very forums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A user can see<text:s/>every subjects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A user<text:s/>can see every<text:s/>shown<text:s/>messages of<text:s/>a topic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A user can make an anchor link to a certain message on a subject</text:p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>A user (not member) can sign<text:s/>in<text:s/>to the<text:s/>website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A user may acknowledge the agreements before<text:s/>finishing his signing in.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A user can connect himself to the website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A user can copy the anchor link to a certain message in a subject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A user can<text:s/>watch the profile<text:s/>link<text:s/>of a member who posted a subject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A user can</text:p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</table:table>
      <text:p text:style-name="P114"/>
      <text:p text:style-name="P115"/>
      <text:p text:style-name="P116"/>
      <text:p text:style-name="P117">Requirements of<text:s/>a (connected)<text:s/>member</text:p>
      <table:table table:style-name="Table118">
        <table:table-columns>
          <table:table-column table:style-name="TableColumn119"/>
          <table:table-column table:style-name="TableColumn120"/>
        </table:table-columns>
        <table:table-row table:style-name="TableRow121">
          <table:table-cell table:style-name="TableCell122">
            <text:p text:style-name="P123">Requirements</text:p>
          </table:table-cell>
          <table:table-cell table:style-name="TableCell124">
            <text:p text:style-name="P125">Description</text:p>
          </table:table-cell>
        </table:table-row>
        <table:table-row table:style-name="TableRow126">
          <table:table-cell table:style-name="TableCell127">
            <text:p text:style-name="P128">A member can<text:s/>not sign up<text:s/>to the website</text:p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A member can not connect to the website</text:p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A member can<text:s/>edit his<text:s/>password</text:p>
          </table:table-cell>
          <table:table-cell table:style-name="TableCell139">
            <text:p text:style-name="P140">By a confirmation mail</text:p>
          </table:table-cell>
        </table:table-row>
        <table:table-row table:style-name="TableRow141">
          <table:table-cell table:style-name="TableCell142">
            <text:p text:style-name="P143">A member can edit his avatar</text:p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>A member can edit his description</text:p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A member can<text:s/>edit his<text:s/></text:p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>A member can post new subjects<text:s/>every minute</text:p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A member can<text:s/>post new messages every ten seconds</text:p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A member can<text:s/>notify administrators of<text:s/>wrong messages</text:p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p text:style-name="P193">A member can<text:s/>CRUD<text:s/>lists of tasks</text:p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>A member can CRUD his tasks</text:p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A member can<text:s/>delete his account, if he<text:s/>won’t cancel it<text:s/>for<text:s/>14 days</text:p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A member can<text:s/>send private messages</text:p>
          </table:table-cell>
          <table:table-cell table:style-name="TableCell209">
            <text:p text:style-name="P210"/>
          </table:table-cell>
        </table:table-row>
        <table:table-row table:style-name="TableRow211">
          <table:table-cell table:style-name="TableCell212">
            <text:p text:style-name="P213">A member can create a new subject with private messages</text:p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A member can<text:s/>withdraw<text:s/>from a PM subject</text:p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>A member<text:s/>can send an email to reset his password</text:p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p text:style-name="P228">A member can<text:s/>click<text:s/>on<text:s/>a prepared link to change his password</text:p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</table:table>
      <text:p text:style-name="P236"/>
      <text:p text:style-name="P237"/>
      <text:p text:style-name="P238"/>
      <text:p text:style-name="P239">Requirements of<text:s/>a (connected)<text:s/>moderator</text:p>
      <table:table table:style-name="Table240">
        <table:table-columns>
          <table:table-column table:style-name="TableColumn241"/>
          <table:table-column table:style-name="TableColumn242"/>
        </table:table-columns>
        <table:table-row table:style-name="TableRow243">
          <table:table-cell table:style-name="TableCell244">
            <text:p text:style-name="P245">Requirements</text:p>
          </table:table-cell>
          <table:table-cell table:style-name="TableCell246">
            <text:p text:style-name="P247">Description</text:p>
          </table:table-cell>
        </table:table-row>
        <table:table-row table:style-name="TableRow248">
          <table:table-cell table:style-name="TableCell249">
            <text:p text:style-name="P250">A moderator inherits<text:s/>of all<text:s/>member properties</text:p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>A moderator can delete a message from any forum</text:p>
          </table:table-cell>
          <table:table-cell table:style-name="TableCell256">
            <text:p text:style-name="P257">By telling a reason</text:p>
          </table:table-cell>
        </table:table-row>
        <table:table-row table:style-name="TableRow258">
          <table:table-cell table:style-name="TableCell259">
            <text:p text:style-name="P260">A moderator can kick a member</text:p>
          </table:table-cell>
          <table:table-cell table:style-name="TableCell261">
            <text:p text:style-name="P262">By telling a reason</text:p>
          </table:table-cell>
        </table:table-row>
        <table:table-row table:style-name="TableRow263">
          <table:table-cell table:style-name="TableCell264">
            <text:p text:style-name="P265">A moderator can pin subjects</text:p>
          </table:table-cell>
          <table:table-cell table:style-name="TableCell266">
            <text:p text:style-name="P267">Using a link</text:p>
          </table:table-cell>
        </table:table-row>
        <table:table-row table:style-name="TableRow268">
          <table:table-cell table:style-name="TableCell269">
            <text:p text:style-name="P270">A moderator has his username in read in topics</text:p>
          </table:table-cell>
          <table:table-cell table:style-name="TableCell271">
            <text:p text:style-name="P272"/>
          </table:table-cell>
        </table:table-row>
        <table:table-row table:style-name="TableRow273">
          <table:table-cell table:style-name="TableCell274">
            <text:p text:style-name="P275">A moderator can lock subjects</text:p>
          </table:table-cell>
          <table:table-cell table:style-name="TableCell276">
            <text:p text:style-name="P277"/>
          </table:table-cell>
        </table:table-row>
        <table:table-row table:style-name="TableRow278">
          <table:table-cell table:style-name="TableCell279">
            <text:p text:style-name="P280">A moderator can unlock subjects</text:p>
          </table:table-cell>
          <table:table-cell table:style-name="TableCell281">
            <text:p text:style-name="P282"/>
          </table:table-cell>
        </table:table-row>
      </table:table>
      <text:p text:style-name="P283"/>
      <text:p text:style-name="P284">Requirements of a (connected)<text:s/>administrator</text:p>
      <table:table table:style-name="Table285">
        <table:table-columns>
          <table:table-column table:style-name="TableColumn286"/>
          <table:table-column table:style-name="TableColumn287"/>
        </table:table-columns>
        <table:table-row table:style-name="TableRow288">
          <table:table-cell table:style-name="TableCell289">
            <text:p text:style-name="P290"><text:span text:style-name="T291">Requirements</text:span></text:p>
          </table:table-cell>
          <table:table-cell table:style-name="TableCell292">
            <text:p text:style-name="P293"><text:span text:style-name="T294">Description</text:span></text:p>
          </table:table-cell>
        </table:table-row>
        <table:table-row table:style-name="TableRow295">
          <table:table-cell table:style-name="TableCell296">
            <text:p text:style-name="P297"><text:span text:style-name="T298">An admin inherits<text:s/></text:span><text:span text:style-name="T299">of all<text:s/></text:span><text:span text:style-name="T300">moderator properties</text:span></text:p>
          </table:table-cell>
          <table:table-cell table:style-name="TableCell301">
            <text:p text:style-name="P302"/>
          </table:table-cell>
        </table:table-row>
        <table:table-row table:style-name="TableRow303">
          <table:table-cell table:style-name="TableCell304">
            <text:p text:style-name="P305">An admin can ban a member</text:p>
          </table:table-cell>
          <table:table-cell table:style-name="TableCell306">
            <text:p text:style-name="P307">It sends an email to the member</text:p>
          </table:table-cell>
        </table:table-row>
        <table:table-row table:style-name="TableRow308">
          <table:table-cell table:style-name="TableCell309">
            <text:p text:style-name="P310">An admin can unban a member</text:p>
          </table:table-cell>
          <table:table-cell table:style-name="TableCell311">
            <text:p text:style-name="P312">It sends an email to the member</text:p>
          </table:table-cell>
        </table:table-row>
        <table:table-row table:style-name="TableRow313">
          <table:table-cell table:style-name="TableCell314">
            <text:p text:style-name="P315">An admin can turn a member to a moderator</text:p>
          </table:table-cell>
          <table:table-cell table:style-name="TableCell316">
            <text:p text:style-name="P317">By his administrator page</text:p>
          </table:table-cell>
        </table:table-row>
        <table:table-row table:style-name="TableRow318">
          <table:table-cell table:style-name="TableCell319">
            <text:p text:style-name="P320">An admin can turn a moderator to a member</text:p>
          </table:table-cell>
          <table:table-cell table:style-name="TableCell321">
            <text:p text:style-name="P322">By his administrator page</text:p>
          </table:table-cell>
        </table:table-row>
        <table:table-row table:style-name="TableRow323">
          <table:table-cell table:style-name="TableCell324">
            <text:p text:style-name="P325">An admin can CRUD forum</text:p>
          </table:table-cell>
          <table:table-cell table:style-name="TableCell326">
            <text:p text:style-name="P327"/>
          </table:table-cell>
        </table:table-row>
        <table:table-row table:style-name="TableRow328">
          <table:table-cell table:style-name="TableCell329">
            <text:p text:style-name="P330">An admin can CRUD subjects</text:p>
          </table:table-cell>
          <table:table-cell table:style-name="TableCell331">
            <text:p text:style-name="P332"/>
          </table:table-cell>
        </table:table-row>
        <table:table-row table:style-name="TableRow333">
          <table:table-cell table:style-name="TableCell334">
            <text:p text:style-name="P335">An admin inherits from moderator properties</text:p>
          </table:table-cell>
          <table:table-cell table:style-name="TableCell336">
            <text:p text:style-name="P337"/>
          </table:table-cell>
        </table:table-row>
        <table:table-row table:style-name="TableRow338"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</table:table-row>
      </table:table>
      <text:p text:style-name="P3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ed Vn</meta:initial-creator>
    <dc:creator>Ced Vn</dc:creator>
    <meta:creation-date>2022-11-26T10:54:00Z</meta:creation-date>
    <dc:date>2022-11-29T11:56:00Z</dc:date>
    <meta:template xlink:href="Normal.dotm" xlink:type="simple"/>
    <meta:editing-cycles>1</meta:editing-cycles>
    <meta:editing-duration>PT5760S</meta:editing-duration>
    <meta:document-statistic meta:page-count="3" meta:paragraph-count="5" meta:word-count="400" meta:character-count="2598" meta:row-count="18" meta:non-whitespace-character-count="2203"/>
  </office:meta>
</office:document-meta>
</file>